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433cm" fo:min-width="6.2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45cm" fo:min-width="5.58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2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3.267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4.19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642cm" fo:min-width="4.19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039cm" fo:min-width="0.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6.731cm" svg:height="3.683cm" svg:x="20.972cm" svg:y="6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082cm" svg:height="3.095cm" svg:x="22.223cm" svg:y="6.668cm">
          <draw:text-box>
            <text:p text:style-name="P2"><text:span text:style-name="T1">Satellite </text:span></text:p>
            <text:p text:style-name="P2"><text:span text:style-name="T1">Dynamics</text:span></text:p>
          </draw:text-box>
        </draw:frame>
        <draw:custom-shape draw:style-name="gr3" draw:text-style-name="P1" xml:id="id1" draw:id="id1" draw:layer="layout" svg:width="3.927cm" svg:height="1.905cm" svg:x="25.14cm" svg:y="11.239cm">
          <text:p text:style-name="P2">Main Attitude</text:p>
          <text:p text:style-name="P2"><text:s/>Controller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301cm" svg:height="5.587cm" svg:x="27.741cm" svg:y="7.223cm" svg:viewBox="0 0 3302 5588" draw:points="0,0 3302,0 3302,5588 1453,5588">
          <text:p/>
        </draw:polyline>
        <draw:line draw:style-name="gr5" draw:text-style-name="P1" draw:layer="layout" svg:x1="29.321cm" svg:y1="12.811cm" svg:x2="29.011cm" svg:y2="12.811cm">
          <text:p/>
        </draw:line>
        <draw:polyline draw:style-name="gr4" draw:text-style-name="P1" draw:layer="layout" svg:width="2.158cm" svg:height="2.412cm" svg:x="27.741cm" svg:y="9.255cm" svg:viewBox="0 0 2159 2413" draw:points="0,0 2159,0 2159,2413 1453,2413">
          <text:p/>
        </draw:polyline>
        <draw:line draw:style-name="gr5" draw:text-style-name="P1" draw:layer="layout" svg:x1="29.448cm" svg:y1="11.668cm" svg:x2="29.011cm" svg:y2="11.668cm">
          <text:p/>
        </draw:line>
        <draw:custom-shape draw:style-name="gr6" draw:text-style-name="P1" xml:id="id2" draw:id="id2" draw:layer="layout" svg:width="3.767cm" svg:height="1.953cm" svg:x="17.891cm" svg:y="11.239cm">
          <text:p text:style-name="P2">Desaturation</text:p>
          <text:p text:style-name="P2"><text:s/>Controll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696cm" svg:x1="25.14cm" svg:y1="12.191cm" svg:x2="21.658cm" svg:y2="12.215cm" draw:start-shape="id1" draw:start-glue-point="3" draw:end-shape="id2" draw:end-glue-point="1" svg:d="M25140 12191h-2438v24h-1044" svg:viewBox="0 0 3483 25">
          <text:p/>
        </draw:connector>
        <draw:g>
          <svg:title>TexMaths</svg:title>
          <svg:desc>26§display§q§svg§600§FALSE§</svg:desc>
          <draw:polygon draw:style-name="gr7" draw:text-style-name="P4" draw:layer="layout" svg:width="0.441cm" svg:height="0.571cm" svg:x="28.377cm" svg:y="6.482cm" svg:viewBox="0 0 442 572" draw:points="221,572 0,572 0,0 442,0 442,572">
            <text:p/>
          </draw:polygon>
          <draw:path draw:style-name="gr8" draw:text-style-name="P5" draw:layer="layout" svg:width="0.379cm" svg:height="0.584cm" svg:x="28.413cm" svg:y="6.469cm" svg:viewBox="0 0 380 585" svg:d="M380 10c0-5-3-10-11-10-10 0-47 36-62 65-21-49-55-65-86-65-107 0-221 135-221 268 0 91 55 148 122 148 39 0 76-23 107-55-8 32-37 156-39 164-8 26-16 29-68 31-13 0-21 0-21 19 0 0 0 10 13 10 29 0 60-5 91-5 32 0 65 5 94 5 5 0 18 0 18-21 0-8-10-8-23-8-44 0-44-7-44-15s0-13 2-21zM125 395c-55 0-60-70-60-86 0-44 26-143 42-182 28-67 78-106 114-106 60 0 73 73 73 80 0 6-50 206-52 211-16 26-65 83-117 83z">
            <text:p/>
          </draw:path>
        </draw:g>
        <draw:g>
          <svg:title>TexMaths</svg:title>
          <svg:desc>26§display§\omega§svg§600§FALSE§</svg:desc>
          <draw:polygon draw:style-name="gr7" draw:text-style-name="P4" draw:layer="layout" svg:width="0.602cm" svg:height="0.394cm" svg:x="28.379cm" svg:y="8.483cm" svg:viewBox="0 0 603 395" draw:points="302,395 0,395 0,0 603,0 603,395">
            <text:p/>
          </draw:polygon>
          <draw:path draw:style-name="gr8" draw:text-style-name="P5" draw:layer="layout" svg:width="0.542cm" svg:height="0.415cm" svg:x="28.389cm" svg:y="8.47cm" svg:viewBox="0 0 543 416" svg:d="M543 65c0-42-15-65-36-65-24 0-47 21-47 44 0 8 3 18 13 26 16 16 31 39 31 78 0 37-15 89-44 133-29 39-62 70-107 70-52 0-80-34-88-83 11-24 31-83 31-109 0-11-5-21-15-21-8 0-18 2-26 15-11 19-21 78-21 112-31 44-68 86-125 86-60 0-80-55-80-107 0-114 93-210 93-223 0-11-8-18-15-18-13 0-19 13-26 20-47 68-81 177-81 263 0 62 21 130 96 130 65 0 109-44 141-96 10 54 44 96 101 96 73 0 117-55 151-125 20-44 54-169 54-226z">
            <text:p/>
          </draw:path>
        </draw:g>
        <draw:g>
          <svg:title>TexMaths</svg:title>
          <svg:desc>26§display§N^{d}_{ctrl}§svg§600§FALSE§</svg:desc>
          <draw:polygon draw:style-name="gr9" draw:text-style-name="P4" draw:layer="layout" svg:width="1.931cm" svg:height="1.049cm" svg:x="22.671cm" svg:y="10.993cm" svg:viewBox="0 0 1932 1050" draw:points="967,1050 0,1050 0,0 1932,0 1932,1050">
            <text:p/>
          </draw:polygon>
          <draw:path draw:style-name="gr10" draw:text-style-name="P5" draw:layer="layout" svg:width="0.771cm" svg:height="0.625cm" svg:x="22.706cm" svg:y="11.19cm" svg:viewBox="0 0 772 626" svg:d="M657 96c8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9-10-52 0-60-21-60-40 0-6 2-10 4-21l121-484c4 6 4 8 8 17l229 540c6 15 8 17 17 17 10 0 10-2 14-19z">
            <text:p/>
          </draw:path>
          <draw:path draw:style-name="gr10" draw:text-style-name="P5" draw:layer="layout" svg:width="0.33cm" svg:height="0.452cm" svg:x="23.544cm" svg:y="10.993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5" draw:layer="layout" svg:width="0.278cm" svg:height="0.29cm" svg:x="23.445cm" svg:y="11.758cm" svg:viewBox="0 0 279 291" svg:d="M241 37c-23 5-31 21-31 36 0 18 13 25 25 25 15 0 35-11 35-42 0-44-50-56-83-56-98 0-187 89-187 179 0 54 40 112 119 112 110 0 160-64 160-73 0-4-7-12-11-12s-6 2-10 8c-50 58-125 58-137 58-46 0-67-31-67-70 0-19 8-90 42-133 25-34 58-50 91-50 8 0 40 0 54 18z">
            <text:p/>
          </draw:path>
          <draw:path draw:style-name="gr10" draw:text-style-name="P5" draw:layer="layout" svg:width="0.217cm" svg:height="0.406cm" svg:x="23.759cm" svg:y="11.639cm" svg:viewBox="0 0 218 407" svg:d="M131 148h67c12 0 20 0 20-15 0-8-8-8-18-8h-63l25-96c0-2 2-6 2-8 0-13-10-21-23-21-16 0-25 10-31 27-4 17 4-15-23 98h-66c-13 0-21 0-21 14 0 9 8 9 19 9h62l-39 151c-2 17-9 40-9 48 0 38 31 60 69 60 73 0 112-89 112-97 0-9-8-9-10-9-9 0-9 2-13 13-18 39-52 77-87 77-15 0-23-9-23-33 0-7 2-19 4-25z">
            <text:p/>
          </draw:path>
          <draw:path draw:style-name="gr10" draw:text-style-name="P5" draw:layer="layout" svg:width="0.298cm" svg:height="0.29cm" svg:x="24.037cm" svg:y="11.758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5" draw:layer="layout" svg:width="0.145cm" svg:height="0.452cm" svg:x="24.405cm" svg:y="11.596cm" svg:viewBox="0 0 146 453" svg:d="M143 19c0 0 3-9 3-11s-3-8-11-8c-12 0-66 4-83 6-4 0-15 2-15 15 0 10 11 10 17 10 31 0 31 4 31 8 0 5 0 9-2 15l-81 318c-2 6-2 13-2 19 0 41 37 62 69 62 14 0 35-6 52-35 12-23 22-63 22-65 0-8-8-8-10-8-10 0-10 4-14 17-9 31-21 72-48 72-17 0-23-16-23-31 0-8 2-21 4-27z">
            <text:p/>
          </draw:path>
        </draw:g>
        <draw:custom-shape draw:style-name="gr11" draw:text-style-name="P1" xml:id="id3" draw:id="id3" draw:layer="layout" svg:width="4.699cm" svg:height="1.953cm" svg:x="10.312cm" svg:y="8.753cm">
          <text:p text:style-name="P2">Reaction</text:p>
          <text:p text:style-name="P2">Wheels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4.699cm" svg:height="1.892cm" svg:x="10.312cm" svg:y="5.953cm">
          <text:p text:style-name="P2">Magnetorqu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4" draw:id="id4" draw:layer="layout" svg:width="1.88cm" svg:height="1.821cm" svg:x="16.844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57cm" svg:y1="9.028cm" svg:x2="18.41cm" svg:y2="7.612cm">
          <text:p/>
        </draw:line>
        <draw:line draw:style-name="gr4" draw:text-style-name="P1" draw:layer="layout" svg:x1="17.157cm" svg:y1="7.612cm" svg:x2="18.41cm" svg:y2="9.028cm">
          <text:p/>
        </draw:line>
        <draw:g>
          <svg:title>TexMaths</svg:title>
          <svg:desc>20§display§+§svg§600§FALSE§</svg:desc>
          <draw:polygon draw:style-name="gr7" draw:text-style-name="P4" draw:layer="layout" svg:width="0.448cm" svg:height="0.372cm" svg:x="17.621cm" svg:y="7.589cm" svg:viewBox="0 0 449 373" draw:points="225,373 0,373 0,0 449,0 449,373">
            <text:p/>
          </draw:polygon>
          <draw:path draw:style-name="gr8" draw:text-style-name="P5" draw:layer="layout" svg:width="0.386cm" svg:height="0.373cm" svg:x="17.654cm" svg:y="7.588cm" svg:viewBox="0 0 387 374" svg:d="M206 199h161c8 0 20 0 20-11 0-13-12-13-20-13h-161v-156c0-8 0-19-12-19-13 0-13 11-13 19v156h-161c-8 0-20 0-20 13 0 11 12 11 20 11h161v156c0 8 0 19 13 19 12 0 12-11 12-19z">
            <text:p/>
          </draw:path>
        </draw:g>
        <draw:g>
          <svg:title>TexMaths</svg:title>
          <svg:desc>14§display§+§svg§600§FALSE§</svg:desc>
          <draw:polygon draw:style-name="gr7" draw:text-style-name="P4" draw:layer="layout" svg:width="0.381cm" svg:height="0.327cm" svg:x="17.659cm" svg:y="8.69cm" svg:viewBox="0 0 382 328" draw:points="192,328 0,328 0,0 382,0 382,328">
            <text:p/>
          </draw:polygon>
          <draw:path draw:style-name="gr8" draw:text-style-name="P5" draw:layer="layout" svg:width="0.328cm" svg:height="0.328cm" svg:x="17.687cm" svg:y="8.689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onnector draw:style-name="gr5" draw:text-style-name="P1" draw:layer="layout" draw:line-skew="-0.068cm" svg:x1="15.011cm" svg:y1="9.729cm" svg:x2="17.784cm" svg:y2="9.231cm" draw:start-shape="id3" draw:start-glue-point="1" draw:end-shape="id4" draw:end-glue-point="8" svg:d="M15011 9729h848v3h1925v-501" svg:viewBox="0 0 2774 502">
          <text:p/>
        </draw:connector>
        <draw:connector draw:style-name="gr5" draw:text-style-name="P1" draw:layer="layout" svg:x1="15.011cm" svg:y1="6.899cm" svg:x2="17.784cm" svg:y2="7.41cm" draw:start-shape="id5" draw:start-glue-point="1" draw:end-shape="id4" draw:end-glue-point="4" svg:d="M15011 6899h2773v511" svg:viewBox="0 0 2774 512">
          <text:p/>
        </draw:connector>
        <draw:connector draw:style-name="gr5" draw:text-style-name="P1" draw:layer="layout" svg:x1="18.724cm" svg:y1="8.321cm" svg:x2="20.972cm" svg:y2="8.302cm" draw:start-shape="id4" draw:start-glue-point="10" draw:end-shape="id6" svg:d="M18724 8321h1124v-19h1124" svg:viewBox="0 0 2249 20">
          <text:p/>
        </draw:connector>
        <draw:polyline draw:style-name="gr4" draw:text-style-name="P1" draw:layer="layout" svg:width="4.698cm" svg:height="0.888cm" svg:x="15.041cm" svg:y="10.398cm" svg:viewBox="0 0 4699 889" draw:points="0,0 4699,0 4699,889">
          <text:p/>
        </draw:polyline>
        <draw:line draw:style-name="gr5" draw:text-style-name="P1" draw:layer="layout" svg:x1="19.74cm" svg:y1="10.398cm" svg:x2="19.74cm" svg:y2="11.287cm">
          <text:p/>
        </draw:line>
        <draw:connector draw:style-name="gr5" draw:text-style-name="P1" draw:layer="layout" svg:x1="9.91cm" svg:y1="9.729cm" svg:x2="10.312cm" svg:y2="9.729cm" draw:end-shape="id3" draw:end-glue-point="3" svg:d="M9910 9729h402" svg:viewBox="0 0 403 1">
          <text:p/>
        </draw:connector>
        <draw:polyline draw:style-name="gr4" draw:text-style-name="P1" draw:layer="layout" svg:width="9.58cm" svg:height="1.904cm" draw:transform="rotate (-3.14159265358979) translate (17.891cm 11.668cm)" svg:viewBox="0 0 9581 1905" draw:points="0,0 9581,0 9581,1905 8057,1905">
          <text:p/>
        </draw:polyline>
        <draw:connector draw:style-name="gr5" draw:text-style-name="P1" draw:layer="layout" draw:line-skew="0.08cm" svg:x1="9.982cm" svg:y1="6.927cm" svg:x2="10.312cm" svg:y2="6.899cm" draw:end-shape="id5" draw:end-glue-point="3" svg:d="M9982 6927h-92v-28h422" svg:viewBox="0 0 423 29">
          <text:p/>
        </draw:connector>
        <draw:polyline draw:style-name="gr4" draw:text-style-name="P1" draw:layer="layout" svg:width="10.794cm" svg:height="5.968cm" draw:transform="rotate (-3.14159265358979) translate (17.891cm 12.938cm)" svg:viewBox="0 0 10795 5969" draw:points="0,0 10795,0 10795,5969 7874,5969">
          <text:p/>
        </draw:polyline>
        <draw:g>
          <svg:title>TexMaths</svg:title>
          <svg:desc>26§display§h_{rw}§svg§600§FALSE§</svg:desc>
          <draw:polygon draw:style-name="gr7" draw:text-style-name="P4" draw:layer="layout" svg:width="1.426cm" svg:height="0.771cm" svg:x="18.29cm" svg:y="9.569cm" svg:viewBox="0 0 1427 772" draw:points="715,772 0,772 0,0 1427,0 1427,772">
            <text:p/>
          </draw:polygon>
          <draw:path draw:style-name="gr8" draw:text-style-name="P5" draw:layer="layout" svg:width="0.451cm" svg:height="0.646cm" svg:x="18.339cm" svg:y="9.566cm" svg:viewBox="0 0 452 647" svg:d="M213 10c0 0 0-10-13-10-21 0-88 8-112 10-7 0-15 0-15 19 0 10 8 10 21 10 44 0 46 5 46 16l-2 18-135 528c-3 13-3 15-3 20 0 21 18 26 26 26 16 0 31-10 34-23l18-70 21-83c5-21 10-42 15-63 3-5 8-34 11-39 2-10 31-60 62-86 21-15 47-31 89-31 39 0 49 31 49 63 0 49-36 150-57 205-8 23-13 34-13 52 0 42 34 75 75 75 86 0 122-135 122-143 0-7-10-7-13-7-8 0-8 2-13 15-13 50-44 115-93 115-16 0-24-11-24-32 0-20 11-44 19-65 13-39 54-148 54-200 0-60-36-99-104-99-60 0-101 29-138 71z">
            <text:p/>
          </draw:path>
          <draw:path draw:style-name="gr8" draw:text-style-name="P5" draw:layer="layout" svg:width="0.298cm" svg:height="0.29cm" svg:x="18.844cm" svg:y="10.055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5" draw:layer="layout" svg:width="0.469cm" svg:height="0.29cm" svg:x="19.202cm" svg:y="10.055cm" svg:viewBox="0 0 470 291" svg:d="M309 81c3-19 11-50 11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7 0 76 68 86 104 86 13 0 45 0 73-41 13 28 50 41 89 41 57 0 85-49 98-75 29-55 44-135 44-164 0-49-26-52-31-52-15 0-34 18-34 34 0 10 6 15 11 21 15 13 23 31 23 52 0 7-26 166-109 166-52 0-52-47-52-57 0-18 3-29 13-65z">
            <text:p/>
          </draw:path>
        </draw:g>
        <draw:g>
          <svg:title>TexMaths</svg:title>
          <svg:desc>26§display§N^{d}_{rw}§svg§600§FALSE§</svg:desc>
          <draw:polygon draw:style-name="gr9" draw:text-style-name="P4" draw:layer="layout" svg:width="1.64cm" svg:height="1.049cm" svg:x="8.239cm" svg:y="8.58cm" svg:viewBox="0 0 1641 1050" draw:points="819,1050 0,1050 0,0 1641,0 1641,1050">
            <text:p/>
          </draw:polygon>
          <draw:path draw:style-name="gr10" draw:text-style-name="P5" draw:layer="layout" svg:width="0.771cm" svg:height="0.625cm" svg:x="8.274cm" svg:y="8.777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10" draw:text-style-name="P5" draw:layer="layout" svg:width="0.33cm" svg:height="0.452cm" svg:x="9.113cm" svg:y="8.58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5" draw:layer="layout" svg:width="0.298cm" svg:height="0.29cm" svg:x="9.002cm" svg:y="9.345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5" draw:layer="layout" svg:width="0.469cm" svg:height="0.29cm" svg:x="9.362cm" svg:y="9.345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  <draw:g>
          <svg:title>TexMaths</svg:title>
          <svg:desc>26§display§N^{d}_{mt}§svg§600§FALSE§</svg:desc>
          <draw:polygon draw:style-name="gr9" draw:text-style-name="P4" draw:layer="layout" svg:width="1.658cm" svg:height="1.049cm" svg:x="7.723cm" svg:y="5.786cm" svg:viewBox="0 0 1659 1050" draw:points="830,1050 0,1050 0,0 1659,0 1659,1050">
            <text:p/>
          </draw:polygon>
          <draw:path draw:style-name="gr10" draw:text-style-name="P5" draw:layer="layout" svg:width="0.77cm" svg:height="0.625cm" svg:x="7.758cm" svg:y="5.983cm" svg:viewBox="0 0 771 626" svg:d="M657 96c8-36 25-65 98-67 6 0 16-2 16-19 0-2 0-10-12-10-29 0-63 2-92 2-31 0-64-2-93-2-6 0-17 0-17 19 0 10 8 10 17 10 52 0 62 19 62 40 0 2-2 16-4 18l-102 408-202-478c-8-17-8-17-29-17h-122c-19 0-27 0-27 19 0 10 8 10 25 10 4 0 62 0 62 8l-123 491c-8 37-25 67-99 69-5 0-15 2-15 18 0 7 4 11 12 11 30 0 61-2 92-2s64 2 94 2c4 0 16 0 16-19 0-8-8-10-19-10-52 0-60-21-60-40 0-6 2-10 4-21l121-484c4 6 4 8 8 17l229 540c6 15 8 17 17 17 10 0 10-2 14-19z">
            <text:p/>
          </draw:path>
          <draw:path draw:style-name="gr10" draw:text-style-name="P5" draw:layer="layout" svg:width="0.33cm" svg:height="0.452cm" svg:x="8.596cm" svg:y="5.786cm" svg:viewBox="0 0 331 453" svg:d="M328 19c0 0 3-9 3-11s-3-8-11-8c-12 0-66 4-81 6-6 0-14 2-14 15 0 10 8 10 16 10 31 0 31 4 31 8 0 5-2 9-4 15l-35 146c-15-21-36-38-67-38-83 0-166 92-166 183 0 62 42 108 98 108 33 0 64-21 91-46 13 38 50 46 67 46 23 0 37-14 50-35 14-25 22-63 22-65 0-8-8-8-10-8-8 0-10 2-14 21-9 31-21 68-48 68-17 0-21-14-21-31 0-12 2-18 4-27zM191 366c-4 16-18 31-33 41-6 7-31 27-58 27-25 0-48-16-48-62 0-33 19-104 33-131 29-52 63-60 81-60 46 0 56 48 56 56 0 2 0 6-2 8z">
            <text:p/>
          </draw:path>
          <draw:path draw:style-name="gr10" draw:text-style-name="P5" draw:layer="layout" svg:width="0.587cm" svg:height="0.29cm" svg:x="8.486cm" svg:y="6.551cm" svg:viewBox="0 0 588 291" svg:d="M247 233c-2 12-8 33-8 37 0 15 13 21 23 21s21-8 25-15c2-6 8-27 10-39 4-12 11-42 15-58 4-15 8-29 10-44 9-27 9-29 21-48 21-33 52-68 102-68 35 0 37 29 37 43 0 40-27 111-37 138-6 18-8 25-8 35 0 33 27 56 60 56 64 0 91-89 91-100 0-8-8-8-10-8-8 0-8 4-10 12-17 50-44 77-69 77-15 0-17-8-17-23 0-14 4-22 15-52 8-20 35-87 35-124 0-11 0-38-25-56-10-9-29-17-60-17-56 0-91 37-112 64-7-54-52-64-83-64-55 0-90 33-109 58-6-43-43-58-70-58s-42 21-50 35c-15 23-23 61-23 63 0 8 8 8 10 8 11 0 11-2 15-19 10-37 23-68 48-68 16 0 21 12 21 31 0 12-7 35-11 54-4 17-10 44-14 56l-21 83c-2 9-6 25-6 27 0 15 12 21 22 21 11 0 21-8 25-15 2-6 9-27 11-39 4-12 10-42 14-58 4-15 9-29 11-44 8-27 8-31 27-58 18-25 48-58 95-58 38 0 40 31 40 43 0 17-2 25-13 61z">
            <text:p/>
          </draw:path>
          <draw:path draw:style-name="gr10" draw:text-style-name="P5" draw:layer="layout" svg:width="0.217cm" svg:height="0.406cm" svg:x="9.133cm" svg:y="6.432cm" svg:viewBox="0 0 218 407" svg:d="M131 148h67c12 0 20 0 20-15 0-8-8-8-18-8h-63l25-96c0-2 2-6 2-8 0-13-10-21-23-21-16 0-25 10-31 27-4 17 4-15-23 98h-66c-13 0-21 0-21 14 0 9 8 9 19 9h62l-39 151c-3 17-9 40-9 48 0 38 31 60 69 60 73 0 112-89 112-97 0-9-8-9-10-9-9 0-9 2-13 13-18 39-52 77-87 77-15 0-23-9-23-33 0-7 2-19 4-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14:37.587697672</meta:creation-date>
    <meta:generator>LibreOffice/6.0.3.2$Windows_X86_64 LibreOffice_project/8f48d515416608e3a835360314dac7e47fd0b821</meta:generator>
    <dc:date>2018-05-08T19:37:34.270000000</dc:date>
    <meta:editing-duration>PT4H5M6S</meta:editing-duration>
    <meta:editing-cycles>25</meta:editing-cycles>
    <meta:document-statistic meta:object-count="60"/>
  </office:meta>
</office:document-meta>
</file>